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/>
      <style:text-properties style:font-name="Padauk Book" fo:font-size="13pt" fo:font-weight="bold" officeooo:rsid="00024eea" officeooo:paragraph-rsid="00024eea" style:font-size-asian="13pt" style:font-weight-asian="bold" style:font-size-complex="13pt" style:font-weight-complex="bold"/>
    </style:style>
    <style:style style:name="P2" style:family="paragraph" style:parent-style-name="Standard" style:list-style-name="L1">
      <style:paragraph-properties fo:line-height="200%"/>
      <style:text-properties style:font-name="Padauk Book" fo:font-size="13pt" fo:font-weight="bold" officeooo:rsid="0002a9d4" officeooo:paragraph-rsid="0002a9d4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200%"/>
      <style:text-properties style:font-name="FreeSans" fo:font-size="13pt" fo:font-weight="bold" officeooo:rsid="00024eea" officeooo:paragraph-rsid="00024eea" style:font-size-asian="13pt" style:font-weight-asian="bold" style:font-size-complex="13pt" style:font-weight-complex="bold"/>
    </style:style>
    <style:style style:name="P4" style:family="paragraph" style:parent-style-name="Header">
      <style:text-properties fo:font-weight="bold" officeooo:rsid="00024eea" officeooo:paragraph-rsid="00024ee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a9d4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inal – <text:span text:style-name="T1">connected with noun or nouns.</text:span></text:p>
      <text:p text:style-name="P3">Participle – <text:span text:style-name="T1">a word formed by a verb, ending in -ing or -ed, -en, etc.</text:span></text:p>
      <text:list xml:id="list554958961" text:style-name="L1">
        <text:list-item>
          <text:p text:style-name="P1"><text:span text:style-name="T1">The scouts collected as many eggs as they could find.</text:span></text:p>
        </text:list-item>
        <text:list-item>
          <text:p text:style-name="P1"><text:span text:style-name="T1">We played football until the sun went down.</text:span></text:p>
        </text:list-item>
        <text:list-item>
          <text:p text:style-name="P1"><text:span text:style-name="T1">The school on stage danced with joy and happiness.</text:span></text:p>
        </text:list-item>
        <text:list-item>
          <text:p text:style-name="P1"><text:span text:style-name="T1">The little baby cried </text:span><text:span text:style-name="T2">as he waited for his mother to come.</text:span></text:p>
        </text:list-item>
        <text:list-item>
          <text:p text:style-name="P2"><text:span text:style-name="T1">The family smiled nicely when they were taken a photo.</text:span></text:p>
        </text:list-item>
        <text:list-item>
          <text:p text:style-name="P2"><text:span text:style-name="T1">Grandmother sewed for us some woolly, warm sweaters for the cold season.</text:span></text:p>
        </text:list-item>
        <text:list-item>
          <text:p text:style-name="P2"><text:span text:style-name="T1">We watched some television as the rain poured heavily.</text:span></text:p>
        </text:list-item>
        <text:list-item>
          <text:p text:style-name="P2"><text:span text:style-name="T1">We ran all around the compound trying to catch each other.</text:span></text:p>
        </text:list-item>
        <text:list-item>
          <text:p text:style-name="P2"><text:span text:style-name="T1">I watched the actor on the stage.</text:span></text:p>
        </text:list-item>
        <text:list-item>
          <text:p text:style-name="P2"><text:span text:style-name="T1">I wondered if I was leading in the class in Exam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24eea" officeooo:paragraph-rsid="00024eea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98 USE OF NOMINAL + PRESENT PARTICIP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08:01:06.053881489</meta:creation-date>
    <dc:date>2020-06-10T08:22:07.462043402</dc:date>
    <meta:editing-duration>PT8M41S</meta:editing-duration>
    <meta:editing-cycles>1</meta:editing-cycles>
    <meta:document-statistic meta:table-count="0" meta:image-count="0" meta:object-count="0" meta:page-count="1" meta:paragraph-count="13" meta:word-count="138" meta:character-count="700" meta:non-whitespace-character-count="583"/>
    <meta:generator>LibreOffice/6.0.7.3$Linux_X86_64 LibreOffice_project/00m0$Build-3</meta:generator>
  </office:meta>
</office:document-meta>
</file>